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40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16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32S</meta:editing-duration>
    <meta:editing-cycles>1222</meta:editing-cycles>
    <meta:generator>OpenOffice/4.1.15$Win32 OpenOffice.org_project/4115m2$Build-9813</meta:generator>
    <dc:date>2024-10-05T16:54:18.3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